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Kalimati1" svg:font-family="Kalimati"/>
    <style:font-face style:name="Kantipur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1" svg:font-family="Helvetica" style:font-family-generic="swiss"/>
    <style:font-face style:name="Lucidasans" svg:font-family="Lucidasans" style:font-family-generic="swiss"/>
    <style:font-face style:name="HG Mincho Light J1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1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HG Mincho Light J" svg:font-family="'HG Mincho Light J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ize="24pt"/>
    </style:style>
    <style:style style:name="P3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</style:style>
    <style:style style:name="P4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  <style:text-properties fo:font-size="24pt" style:font-size-complex="24pt"/>
    </style:style>
    <style:style style:name="P5" style:family="paragraph" style:parent-style-name="List_20_2_20_Start">
      <style:text-properties style:font-name="Arial"/>
    </style:style>
    <style:style style:name="P6" style:family="paragraph" style:parent-style-name="Text_20_body">
      <style:text-properties style:font-name="Preeti1"/>
    </style:style>
    <style:style style:name="P7" style:family="paragraph" style:parent-style-name="Text_20_body">
      <style:text-properties style:font-name="Himalb"/>
    </style:style>
    <style:style style:name="P8" style:family="paragraph" style:parent-style-name="Text_20_body">
      <style:text-properties style:font-name="Kantipur1"/>
    </style:style>
    <style:style style:name="P9" style:family="paragraph" style:parent-style-name="Text_20_body">
      <style:text-properties style:font-name="Kanchan1"/>
    </style:style>
    <style:style style:name="P10" style:family="paragraph" style:parent-style-name="Text_20_body">
      <style:text-properties style:font-name="Nepali"/>
    </style:style>
    <style:style style:name="P11" style:family="paragraph" style:parent-style-name="Text_20_body">
      <style:paragraph-properties style:writing-mode="lr-tb"/>
      <style:text-properties style:font-name="Arial Narrow" fo:language="da" fo:country="DK" style:font-name-complex="Arial Narrow"/>
    </style:style>
    <style:style style:name="P12" style:family="paragraph" style:parent-style-name="Text_20_body">
      <style:paragraph-properties style:writing-mode="lr-tb"/>
      <style:text-properties fo:font-style="normal" fo:font-weight="normal"/>
    </style:style>
    <style:style style:name="P13" style:family="paragraph" style:parent-style-name="Heading_20_2" style:master-page-name="Standard">
      <style:paragraph-properties style:page-number="auto"/>
    </style:style>
    <style:style style:name="T1" style:family="text">
      <style:text-properties style:font-name="Kantipur" fo:language="da" fo:country="DK" style:font-name-complex="Kantipur"/>
    </style:style>
    <style:style style:name="T2" style:family="text">
      <style:text-properties style:font-name="Kantipur" fo:language="da" fo:country="DK" fo:font-weight="bold" style:font-name-complex="Kantipur" style:font-weight-complex="bold"/>
    </style:style>
    <style:style style:name="T3" style:family="text">
      <style:text-properties style:font-name="Kantipur" fo:language="da" fo:country="DK" fo:font-style="italic" style:font-name-complex="Kantipur" style:font-style-complex="italic"/>
    </style:style>
    <style:style style:name="T4" style:family="text">
      <style:text-properties style:font-name="Arial Narrow" fo:language="da" fo:country="DK" style:font-name-complex="Arial Narrow"/>
    </style:style>
    <style:style style:name="T5" style:family="text">
      <style:text-properties style:font-name="Arial Narrow" fo:language="da" fo:country="DK" fo:font-weight="bold" style:font-name-complex="Arial Narrow" style:font-weight-complex="bold"/>
    </style:style>
    <style:style style:name="T6" style:family="text">
      <style:text-properties style:font-name="Arial Narrow" fo:language="da" fo:country="DK" fo:font-style="italic" style:font-name-complex="Arial Narrow" style:font-style-complex="italic"/>
    </style:style>
    <style:style style:name="T7" style:family="text">
      <style:text-properties style:font-name="Arial Narrow" fo:font-size="28pt" fo:language="da" fo:country="DK" style:font-size-asian="28pt" style:font-name-complex="Arial Narrow" style:font-size-complex="28pt"/>
    </style:style>
    <style:style style:name="T8" style:family="text">
      <style:text-properties style:font-name="Arial1" fo:language="da" fo:country="DK" style:font-name-complex="Arial1"/>
    </style:style>
    <style:style style:name="T9" style:family="text">
      <style:text-properties style:font-name="Preeti1" fo:language="da" fo:country="DK" style:font-name-complex="Kantipur"/>
    </style:style>
    <style:style style:name="T10" style:family="text">
      <style:text-properties style:font-name="Preeti1" fo:language="da" fo:country="DK" fo:font-weight="bold" style:font-weight-asian="bold" style:font-name-complex="Kantipur" style:font-weight-complex="bold"/>
    </style:style>
    <style:style style:name="T11" style:family="text">
      <style:text-properties style:font-name="Times New Roman" fo:language="da" fo:country="DK" style:font-name-complex="Arial Narrow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Kantipur1"/>
    </style:style>
    <style:style style:name="T15" style:family="text">
      <style:text-properties style:font-name="Kantipur1" fo:font-style="italic" style:font-style-asian="italic" style:font-style-complex="italic"/>
    </style:style>
    <style:style style:name="T16" style:family="text">
      <style:text-properties style:font-name="Kantipur1" fo:font-style="normal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Ne konvertu 2</text:h>
      <text:p text:style-name="Standard">NNN1 Jen teksto kun normala tipografio: xxxxxx</text:p>
      <text:p text:style-name="Text_20_body">NNN2 Jen teksto kun normala derivita tipografio: xxxxxx</text:p>
      <text:p text:style-name="P5">NNN3 Jen teksto kun ne-unikoda tipografio sed en Arial: xxxxxx</text:p>
      <text:p text:style-name="Text_20_body">NNN4 Jen teksto kun normala derivita tipografio kaj NepaliTegnTypografi2, sed in Arial: <text:span text:style-name="NepaliTegnTypografi2"><text:span text:style-name="T17">xxxxxx</text:span></text:span></text:p>
      <text:p text:style-name="Text_20_body">NNN5 Jen teksto kun ne-unikoda tipografio, sed en Arial:</text:p>
      <text:p text:style-name="P5">xxxxxx</text:p>
      <text:p text:style-name="Text_20_body"/>
      <text:p text:style-name="Text_20_body">NNN6 Jen teksto kun ne-unikoda tipografio, sed en Arial:</text:p>
      <text:p text:style-name="P5"><text:span text:style-name="T20">xx</text:span><text:span text:style-name="T21">xx</text:span><text:span text:style-name="T18">xx</text:span></text:p>
      <text:p text:style-name="Text_20_body"/>
      <text:h text:style-name="Heading_20_2" text:outline-level="2">Konvertu</text:h>
      <text:p text:style-name="Standard">KKK1 Jen teksto kun normala tipografio sed en Kantipur: <text:span text:style-name="T14">yyyyyy</text:span></text:p>
      <text:p text:style-name="Text_20_body">KKK2 Jen teksto kun normala derivita tipografio kaj NepaliTegnTypografi2 - Preeti: <text:span text:style-name="NepaliTegnTypografi">yyyyyy</text:span></text:p>
      <text:p text:style-name="Text_20_body">KKK3 Jen teksto kun normala derivita tipografio kaj NepaliTegnTypografi2 - Preeti: <text:span text:style-name="NepaliTegnTypografi2">yyyyyyy</text:span></text:p>
      <text:p text:style-name="Text_20_body">KKK4 Jen teksto kun normala derivita tipografio kaj NepaliTegnTypografi2, sed in Arial: <text:span text:style-name="NepaliTegnTypografi2"><text:span text:style-name="T19">yyyyyy</text:span></text:span></text:p>
      <text:p text:style-name="Text_20_body">KKK5 Jen teksto kun normala derivita tipografio kaj NepaliTegnTypografi2, sed in Kantipur: <text:span text:style-name="NepaliTegnTypografi2"><text:span text:style-name="T14">yyyyyyy</text:span></text:span></text:p>
      <text:p text:style-name="Text_20_body"/>
      <text:p text:style-name="Text_20_body">KKK6 Jen teksto kun ne-unikoda tipografio (Kanchan, ne estas Himal!):</text:p>
      <text:p text:style-name="List_20_2_20_Start">yyyyyy</text:p>
      <text:p text:style-name="Text_20_body"/>
      <text:p text:style-name="Text_20_body">KKK7 Jen teksto kun ne-unikoda tipografio (Kanchan, ne estas Himal!):</text:p>
      <text:p text:style-name="List_20_2_20_Start"><text:span text:style-name="T20">yy</text:span><text:span text:style-name="T21">yy</text:span><text:span text:style-name="T18">yy</text:span></text:p>
      <text:p text:style-name="Text_20_body"/>
      <text:p text:style-name="Text_20_body">KKK8 Jen teksto kun ne-unikoda tipografio kaj NepaliTegnTypografi2 (Preeti):</text:p>
      <text:p text:style-name="List_20_2_20_Start"><text:span text:style-name="NepaliTegnTypografi2">yyyy</text:span><text:span text:style-name="NepaliTegnTypografi2"><text:span text:style-name="T18">yyy</text:span></text:span></text:p>
      <text:p text:style-name="Text_20_body">KKK9 Jen teksto kun ne-unikoda tipografio kaj NepaliTegnTypografi2, sed in Kantipur:</text:p>
      <text:p text:style-name="List_20_2_20_Start"><text:span text:style-name="NepaliTegnTypografi2"><text:span text:style-name="T16">yyy</text:span></text:span><text:span text:style-name="NepaliTegnTypografi2"><text:span text:style-name="T14">y</text:span></text:span><text:span text:style-name="NepaliTegnTypografi2"><text:span text:style-name="T15">yyy</text:span></text:span></text:p>
      <text:p text:style-name="Text_20_body"/>
      <text:p text:style-name="Text_20_body"/>
      <text:p text:style-name="Text_20_body"><text:soft-page-break/>-----------------------------------</text:p>
      <text:h text:style-name="Heading_20_2" text:outline-level="2">Ekzempla teksto</text:h>
      <text:p text:style-name="P12"/>
      <text:p text:style-name="P3"><text:span text:style-name="T1">c“ -lg_   </text:span><text:span text:style-name="T4">jes</text:span></text:p>
      <text:p text:style-name="P1"><text:span text:style-name="T1">cr]6\g' -;=lqm_      </text:span><text:span text:style-name="T4">pusxi, premegi XXXXXXXX</text:span></text:p>
      <text:p text:style-name="P1"><text:span text:style-name="T1">c“h'nL÷c~hln -gf_ </text:span><text:span text:style-name="T2"> </text:span><text:span text:style-name="T5">dumanpreno</text:span></text:p>
      <text:p text:style-name="P4"><text:span text:style-name="T1">c“Wo./f]] -lj_  </text:span><text:span text:style-name="T8">malluma</text:span></text:p>
      <text:p text:style-name="P2"><text:span text:style-name="T1">c“x “-lg_  </text:span><text:span text:style-name="T8">ne </text:span></text:p>
      <text:h text:style-name="Heading_20_1" text:outline-level="1"><text:span text:style-name="T1">c+z÷c+; </text:span><text:span text:style-name="T3"> </text:span><text:span text:style-name="T6">parto</text:span><text:span text:style-name="T4">, membro</text:span></text:h>
      <text:h text:style-name="Heading_20_2" text:outline-level="2"><text:span text:style-name="T1">c+zjG8 -gf_ </text:span><text:span text:style-name="T4">divido de posedajxoj al hereduloj</text:span></text:h>
      <text:h text:style-name="Heading_20_3" text:outline-level="3"><text:span text:style-name="T9">cs8 </text:span><text:span text:style-name="T10">-gf_</text:span><text:span text:style-name="T1"> </text:span><text:span text:style-name="T11">kontrauxstaro</text:span><text:span text:style-name="T4">,obstino</text:span></text:h>
      <text:p text:style-name="Text_5f_20_5f_body"><text:span text:style-name="NepaliTegnTypografi">csdsfpg' -c=lqm_</text:span> heziti, embarasigxi</text:p>
      <text:p text:style-name="Text_5f_20_5f_body"><text:span text:style-name="NepaliTegnTypografi">cs/0f  </text:span><text:span text:style-name="NepaliTegnTypografi"><text:span text:style-name="T12">-gf_</text:span></text:span><text:span text:style-name="NepaliTegnTypografi">  negacio </text:span></text:p>
      <text:p text:style-name="List_20_2_20_Start">cs:dft\ -lqm=lj_  s<text:span text:style-name="T12">ub</text:span>ite </text:p>
      <text:p text:style-name="P1"><text:span text:style-name="T1">csfn -gf_ </text:span><text:span text:style-name="T4">sekego, senpluveco</text:span></text:p>
      <text:p text:style-name="P1"><text:span text:style-name="T1">cSsn</text:span> <text:span text:style-name="T1">-gf_</text:span> <text:span text:style-name="T13"> </text:span><text:span text:style-name="T7">lerteco</text:span><text:span text:style-name="T4"> </text:span></text:p>
      <text:p text:style-name="P7">:yfoL -lj_  konstanta</text:p>
      <text:p text:style-name="List_20_2_20_Start">l:ytL -gf_ situacxio</text:p>
      <text:p text:style-name="P1"><text:span text:style-name="T1">l:y/  </text:span><text:span text:style-name="T4">senmova</text:span></text:p>
      <text:p text:style-name="P1"><text:span text:style-name="T1">:gfts -gf_ </text:span><text:span text:style-name="T4">diplomo</text:span></text:p>
      <text:p text:style-name="P1"><text:span text:style-name="T1">:gftdf]Q/ -gf_ </text:span><text:span text:style-name="T4">magistro</text:span></text:p>
      <text:p text:style-name="P1"><text:span text:style-name="T1">:gfg -gf_ </text:span><text:span text:style-name="T4">bano</text:span></text:p>
      <text:p text:style-name="P1"><text:span text:style-name="T1">:gfg ug'{  </text:span><text:span text:style-name="T4">bani</text:span></text:p>
      <text:p text:style-name="P1"><text:span text:style-name="T1">:g]x -gf_ </text:span><text:span text:style-name="T4">amo, amikeco</text:span></text:p>
      <text:p text:style-name="P1"><text:span text:style-name="T1">:ofn -gf_ </text:span><text:span text:style-name="T4">sxakalo</text:span></text:p>
      <text:p text:style-name="P1"><text:span text:style-name="T1">:kGh -gf_ </text:span><text:span text:style-name="T4">spongo</text:span></text:p>
      <text:p text:style-name="P1"><text:span text:style-name="T1">:kz{ -gf_ </text:span><text:span text:style-name="T4">tusxo</text:span></text:p>
      <text:p text:style-name="P11"/>
      <text:p text:style-name="Text_20_body"/>
      <text:p text:style-name="P8"><text:s/>-lj_ </text:p>
      <text:p text:style-name="P6"><text:soft-page-break/><text:s/>-lj_ </text:p>
      <text:p text:style-name="P7"><text:s/>-lj_ </text:p>
      <text:p text:style-name="P9"><text:s/>-lj_ </text:p>
      <text:p text:style-name="P10"><text:s/>-lj_ </text:p>
      <text:p text:style-name="P11"/>
      <text:p text:style-name="P11">z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Kalimati1" svg:font-family="Kalimati"/>
    <style:font-face style:name="Kantipur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1" svg:font-family="Helvetica" style:font-family-generic="swiss"/>
    <style:font-face style:name="Lucidasans" svg:font-family="Lucidasans" style:font-family-generic="swiss"/>
    <style:font-face style:name="HG Mincho Light J1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1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HG Mincho Light J" svg:font-family="'HG Mincho Light J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style:font-name="Palatino" fo:font-size="12pt" fo:language="eo" fo:country="none" style:font-name-asian="Palatino" style:font-size-asian="10.5pt" style:language-asian="zxx" style:country-asian="none" style:font-name-complex="Palatino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alatino" fo:font-size="12pt" fo:language="eo" fo:country="none" style:font-name-asian="DejaVuSans" style:language-asian="zxx" style:country-asian="none" style:font-name-complex="Palatino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Kalimat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1" fo:font-size="12pt" fo:font-style="italic" style:font-size-asian="12pt" style:font-style-asian="italic" style:font-name-complex="Kalimat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Kalimati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1" fo:font-size="14pt" style:font-name-asian="HG Mincho Light J1" style:font-name-complex="Helvetica1" style:font-size-complex="14pt"/>
    </style:style>
    <style:style style:name="caption" style:family="paragraph" style:parent-style-name="Standard">
      <style:paragraph-properties fo:margin-top="0.212cm" fo:margin-bottom="0.212cm"/>
      <style:text-properties style:font-name="Palatino" fo:font-style="italic" style:font-name-complex="Kalimati1" style:font-style-complex="italic"/>
    </style:style>
    <style:style style:name="Index_20__28_user_29_" style:display-name="Index (user)" style:family="paragraph" style:parent-style-name="Standard">
      <style:text-properties style:font-name="Helvetica1" style:font-name-complex="Helvetic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  <style:text-properties style:font-name="Kanchan" style:font-size-asian="10.5pt" style:font-name-complex="Himalb1" style:font-weight-complex="100"/>
    </style:style>
    <style:style style:name="Text_5f_20_5f_body" style:display-name="Text_20_body" style:family="paragraph" style:parent-style-name="List_20_2_20_Start"/>
    <style:style style:name="NepaliTegnTypografi" style:family="text">
      <style:text-properties style:font-name="Preeti" fo:font-size="14pt" fo:language="nb" fo:country="NO" style:font-size-asian="10.5pt" style:font-name-complex="Kantipur2" style:font-size-complex="24pt" style:language-complex="ta" style:country-complex="IN" style:font-weight-complex="100"/>
    </style:style>
    <style:style style:name="NepaliTegnTypografi2" style:family="text" style:parent-style-name="NepaliTegnTypografi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dc:creator>Jacob Nordfalk</dc:creator>
    <dc:date>2008-02-13T11:27:44</dc:date>
    <meta:editing-cycles>24</meta:editing-cycles>
    <meta:editing-duration>PT7H4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5" meta:word-count="279" meta:character-count="1784"/>
  </office:meta>
</office:document-meta>
</file>